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row table:style-name="ro1">
          <table:table-cell/>
          <table:table-cell table:style-name="ce2" office:value-type="string">
            <text:p>PowerEver Par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CU ATTINY13A-SS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-CH Mosfet FDN306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 0603 Bl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 330 Ohm 1% 0.1 W 06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 3k3 Ohm 1% <text:s/>0.1 W 06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 10k Ohm 1% 0.1 W 06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 91 Ohm 0.5W 5%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 10 uf 10V X5R MLC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D Tact SW 4x4 m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SB-A 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SB-A Fe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6/08/2020</text:date>, <text:time>22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2:38:44</meta:creation-date>
    <dc:date>2020-06-08T22:54:23</dc:date>
    <meta:editing-duration>PT13S</meta:editing-duration>
    <meta:editing-cycles>1</meta:editing-cycles>
    <meta:document-statistic meta:table-count="3" meta:cell-count="34" meta:object-count="0"/>
    <meta:generator>OpenOffice.org/3.4.1$Unix OpenOffice.org_project/341m1$Build-9593</meta:generator>
  </office:meta>
</office:document-meta>
</file>